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Consolas" fo:font-size="10.5pt" fo:letter-spacing="normal" fo:font-style="normal" fo:font-weight="normal"/>
    </style:style>
    <style:style style:name="P2" style:family="paragraph" style:parent-style-name="Text_20_body" style:list-style-name="L2">
      <style:paragraph-properties fo:margin-left="0cm" fo:margin-right="0cm" fo:margin-top="0.026cm" fo:margin-bottom="0.02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Consolas" fo:font-size="10.5pt" fo:letter-spacing="normal" fo:font-style="normal" fo:font-weight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91481" style:font-weight-asian="bold" style:font-weight-complex="bold"/>
    </style:style>
    <style:style style:name="P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45454" style:font-name="Consolas" fo:font-size="10.5pt" fo:letter-spacing="normal" fo:font-style="normal" fo:font-weight="normal"/>
    </style:style>
    <style:style style:name="P7" style:family="paragraph" style:parent-style-name="Standard">
      <style:paragraph-properties fo:break-before="page"/>
      <style:text-properties fo:font-weight="bold" officeooo:paragraph-rsid="00091481" style:font-weight-asian="bold" style:font-weight-complex="bold"/>
    </style:style>
    <style:style style:name="P8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545454" style:font-name="Consolas" fo:font-size="10.5pt" fo:letter-spacing="normal" fo:font-style="normal" fo:font-weight="normal"/>
    </style:style>
    <style:style style:name="P9" style:family="paragraph" style:parent-style-name="Preformatted_20_Text">
      <loext:graphic-properties draw:fill="solid" draw:fill-color="#f2f2f2" draw:opacity="100%"/>
      <style:paragraph-properties fo:margin-left="0cm" fo:margin-right="0cm" fo:margin-top="0.026cm" fo:margin-bottom="0.026cm" loext:contextual-spacing="false" fo:line-height="100%" fo:text-align="start" style:justify-single-word="false" fo:orphans="2" fo:widows="2" fo:text-indent="0cm" style:auto-text-indent="false" fo:background-color="#f2f2f2"/>
    </style:style>
    <style:style style:name="T1" style:family="text">
      <style:text-properties loext:padding="0cm" loext:border="none"/>
    </style:style>
    <style:style style:name="T2" style:family="text">
      <style:text-properties officeooo:rsid="0005d032"/>
    </style:style>
    <style:style style:name="T3" style:family="text">
      <style:text-properties officeooo:rsid="0005d032" loext:padding="0cm" loext:border="none"/>
    </style:style>
    <style:style style:name="T4" style:family="text">
      <style:text-properties style:font-name="Consolas" loext:padding="0cm" loext:border="none"/>
    </style:style>
    <style:style style:name="T5" style:family="text">
      <style:text-properties style:font-name="Consolas" fo:font-size="6pt" style:font-size-asian="6pt" style:font-size-complex="6pt" loext:padding="0cm" loext:border="none"/>
    </style:style>
    <style:style style:name="T6" style:family="text">
      <style:text-properties style:font-name="Consolas" fo:font-size="8pt" style:font-size-asian="8pt" style:font-size-complex="8pt" loext:padding="0cm" loext:border="none"/>
    </style:style>
    <style:style style:name="T7" style:family="text">
      <style:text-properties fo:font-variant="normal" fo:text-transform="none" fo:color="#545454" style:font-name="Consolas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545454" style:font-name="Consolas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545454" style:font-name="Consolas" fo:font-size="6pt" fo:letter-spacing="normal" fo:font-style="normal" fo:font-weight="normal" style:font-size-asian="6pt" style:font-size-complex="6pt" loext:padding="0cm" loext:border="none"/>
    </style:style>
    <style:style style:name="T10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1" style:family="text">
      <style:text-properties fo:font-variant="normal" fo:text-transform="none" fo:color="#545454" fo:letter-spacing="normal" loext:padding="0cm" loext:border="none"/>
    </style:style>
    <style:style style:name="T12" style:family="text">
      <style:text-properties fo:font-variant="normal" fo:text-transform="none" fo:color="#545454" fo:font-size="6pt" fo:letter-spacing="normal" style:font-size-asian="6pt" style:font-size-complex="6pt" loext:padding="0cm" loext:border="none"/>
    </style:style>
    <style:style style:name="T13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4" style:family="text">
      <style:text-properties fo:font-variant="normal" fo:text-transform="none" fo:color="#000080" style:font-name="Consolas" fo:font-size="8pt" fo:letter-spacing="normal" fo:language="zxx" fo:country="none" fo:font-style="normal" style:text-underline-style="solid" style:text-underline-width="auto" style:text-underline-color="font-color" fo:font-weight="normal" style:font-size-asian="8pt" style:language-asian="zxx" style:country-asian="none" style:font-size-complex="8pt" style:language-complex="zxx" style:country-complex="none" loext:padding="0cm" loext:border="none"/>
    </style:style>
    <style:style style:name="T15" style:family="text">
      <style:text-properties fo:font-variant="normal" fo:text-transform="none" style:font-name="Consolas" fo:font-size="8pt" fo:letter-spacing="normal" fo:font-style="normal" fo:font-weight="normal" style:font-size-asian="8pt" style:font-size-complex="8pt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-scm.com/book/en/v2/Getting-Started-First-Time-Git-Setup" text:style-name="Internet_20_link" text:visited-style-name="Visited_20_Internet_20_Link">https://git-scm.com/book/en/v2/Getting-Started-First-Time-Git-Setup</text:a></text:p>
      <text:p text:style-name="Standard"/>
      <text:p text:style-name="Standard"/>
      <text:p text:style-name="Standard"><text:a xlink:type="simple" xlink:href="https://www.digitalocean.com/community/tutorials/how-to-install-git-on-ubuntu-18-04" text:style-name="Internet_20_link" text:visited-style-name="Visited_20_Internet_20_Link">https://www.digitalocean.com/community/tutorials/how-to-install-git-on-ubuntu-18-04</text:a></text:p>
      <text:p text:style-name="Standard"/>
      <text:p text:style-name="Standard"/>
      <text:list xml:id="list2360382188" text:style-name="L1">
        <text:list-header>
          <text:p text:style-name="P1">sudo apt update </text:p>
          <text:p text:style-name="P1">sudo apt install git</text:p>
          <text:p text:style-name="P1"/>
        </text:list-header>
      </text:list>
      <text:p text:style-name="P6">git --version</text:p>
      <text:p text:style-name="Standard"/>
      <text:list xml:id="list2686480596" text:style-name="L2">
        <text:list-header>
          <text:p text:style-name="P2">git config --global user.name "<text:span text:style-name="T3">Luc Milot</text:span>" </text:p>
          <text:p text:style-name="P2">git config --global user.email "<text:span text:style-name="T2">luc.milot</text:span><text:span text:style-name="T1">@</text:span><text:span text:style-name="T3">gmail.com</text:span>"</text:p>
        </text:list-header>
      </text:list>
      <text:p text:style-name="Standard"/>
      <text:p text:style-name="P6">git config –list</text:p>
      <text:p text:style-name="P6"/>
      <text:p text:style-name="P6">~/.gitconfig</text:p>
      <text:p text:style-name="P8"><text:span text:style-name="Source_20_Text"><text:span text:style-name="T6">[user]</text:span></text:span></text:p>
      <text:p text:style-name="P9"><text:span text:style-name="Source_20_Text"><text:span text:style-name="T13"><text:s text:c="2"/></text:span></text:span><text:span text:style-name="Source_20_Text"><text:span text:style-name="T10">name = Your Name</text:span></text:span></text:p>
      <text:p text:style-name="P9"><text:span text:style-name="Source_20_Text"><text:span text:style-name="T13"><text:s text:c="2"/></text:span></text:span><text:span text:style-name="Source_20_Text"><text:span text:style-name="T10">email = </text:span></text:span><text:a xlink:type="simple" xlink:href="mailto:youremail@domain.com" text:style-name="Internet_20_link" text:visited-style-name="Visited_20_Internet_20_Link"><text:span text:style-name="Source_20_Text">youremail@domain.com</text:span></text:a></text:p>
      <text:p text:style-name="P9"><text:span text:style-name="Source_20_Text"><text:span text:style-name="T10"/></text:span></text:p>
      <text:p text:style-name="P9"><text:a xlink:type="simple" xlink:href="https://www.digitalocean.com/community/tutorials/how-to-use-git-effectively" text:style-name="Internet_20_link" text:visited-style-name="Visited_20_Internet_20_Link"><text:span text:style-name="Source_20_Text"><text:span text:style-name="T14">https://www.digitalocean.com/community/tutorials/how-to-use-git-effectively</text:span></text:span></text:a></text:p>
      <text:p text:style-name="P9"><text:span text:style-name="Source_20_Text"><text:span text:style-name="T14"/></text:span></text:p>
      <text:p text:style-name="P6"/>
      <text:p text:style-name="P6"/>
      <text:p text:style-name="P6"/>
      <text:p text:style-name="Standard"/>
      <text:p text:style-name="Standard"><text:a xlink:type="simple" xlink:href="https://code.visualstudio.com/docs/editor/versioncontrol" text:style-name="Internet_20_link" text:visited-style-name="Visited_20_Internet_20_Link">https://code.visualstudio.com/docs/editor/versioncontrol</text:a></text:p>
      <text:p text:style-name="Standard"/>
      <text:p text:style-name="Standard"/>
      <text:p text:style-name="Standard"><text:a xlink:type="simple" xlink:href="https://code.visualstudio.com/Docs/editor/versioncontrol#_remotes" text:style-name="Internet_20_link" text:visited-style-name="Visited_20_Internet_20_Link">https://code.visualstudio.com/Docs/editor/versioncontrol#_remotes</text:a></text:p>
      <text:p text:style-name="Standard"/>
      <text:p text:style-name="Standard"/>
      <text:p text:style-name="P4">luc@ubuntuluc:~/Documents/github/documentation$ git config –list</text:p>
      <text:p text:style-name="Standard"/>
      <text:p text:style-name="Standard">user.name=Luc Milot</text:p>
      <text:p text:style-name="Standard">user.email=luc.milot@gmail.com</text:p>
      <text:p text:style-name="Standard">core.repositoryformatversion=0</text:p>
      <text:p text:style-name="Standard">core.filemode=true</text:p>
      <text:p text:style-name="Standard">core.bare=false</text:p>
      <text:p text:style-name="Standard">core.logallrefupdates=true</text:p>
      <text:p text:style-name="Standard">remote.origin.url=https://github.com/lucmilot/documentation.git</text:p>
      <text:p text:style-name="Standard">remote.origin.fetch=+refs/heads/*:refs/remotes/origin/*</text:p>
      <text:p text:style-name="Standard">branch.master.remote=origin</text:p>
      <text:p text:style-name="Standard">branch.master.merge=refs/heads/master</text:p>
      <text:p text:style-name="Standard"/>
      <text:p text:style-name="Standard"/>
      <text:p text:style-name="P4"/>
      <text:p text:style-name="P7">luc@ubuntuluc:~/Documents/github/documentation$ git remote -v</text:p>
      <text:p text:style-name="Standard"/>
      <text:p text:style-name="Standard">origin<text:tab/>https://github.com/lucmilot/documentation.git (fetch)</text:p>
      <text:p text:style-name="Standard">origin<text:tab/>https://github.com/lucmilot/documentation.git (push)</text:p>
      <text:p text:style-name="Standard"/>
      <text:p text:style-name="Standard"/>
      <text:p text:style-name="P5">Your repository has no remotes configured to push to.</text:p>
      <text:p text:style-name="Standard"/>
      <text:p text:style-name="P3">luc@ubuntuluc:~/Documents/github/documentation$ git push -u origin master</text:p>
      <text:p text:style-name="Standard"/>
      <text:p text:style-name="Standard">Username for 'https://github.com': luc.milot@gmail.com</text:p>
      <text:p text:style-name="Standard">Password for 'https://luc.milot@gmail.com@github.com': </text:p>
      <text:p text:style-name="Standard">Branch 'master' set up to track remote branch 'master' from 'origin'.</text:p>
      <text:p text:style-name="Standard">Everything up-to-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9:22:26.729005007</meta:creation-date>
    <dc:date>2020-03-28T10:22:00.429583862</dc:date>
    <meta:editing-duration>PT19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05" meta:character-count="1465" meta:non-whitespace-character-count="1396"/>
  </office:meta>
</office:document-meta>
</file>